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f2ab9"/>
    </style:style>
    <style:style style:name="P3" style:family="paragraph" style:parent-style-name="Text_20_body">
      <style:text-properties fo:font-variant="normal" fo:text-transform="none" fo:color="#125792" loext:opacity="100%" style:font-name="helvetica" fo:font-size="8.39999961853027pt" fo:letter-spacing="normal" fo:font-style="normal" fo:font-weight="normal" officeooo:paragraph-rsid="00134306" style:font-size-asian="10pt" style:font-size-complex="10pt"/>
    </style:style>
    <style:style style:name="P4" style:family="paragraph" style:parent-style-name="Text_20_body">
      <style:text-properties officeooo:paragraph-rsid="00134306"/>
    </style:style>
    <style:style style:name="P5" style:family="paragraph" style:parent-style-name="Text_20_body">
      <style:text-properties officeooo:paragraph-rsid="00216ff6"/>
    </style:style>
    <style:style style:name="P6" style:family="paragraph" style:parent-style-name="Text_20_body">
      <style:text-properties officeooo:paragraph-rsid="0024e98d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5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program to create/open a file in write &amp; read modes.</text:span><text:span text:style-name="T5"> </text:span></text:p>
      <text:p text:style-name="P6"><text:span text:style-name="T5">#include &lt;fstream&gt;<text:line-break/>#include &lt;iostream&gt;<text:line-break/>using namespace std;<text:line-break/> int main ()<text:line-break/>{</text:span></text:p>
      <text:p text:style-name="P6"><text:span text:style-name="T5"><text:line-break/> <text:s text:c="2"/>char data[100];<text:line-break/> <text:s/>// open a file in write mode.<text:line-break/> <text:s text:c="2"/><text:tab/>ofstream outfile;<text:line-break/> <text:s/><text:tab/>outfile.open("afile.dat");<text:line-break/>cout &lt;&lt; "Writing to the file" &lt;&lt; endl;<text:line-break/> <text:s/><text:tab/>cout &lt;&lt; "Enter your name: "; <text:line-break/> <text:s/><text:tab/>cin.getline(data, 100);</text:span></text:p>
      <text:p text:style-name="P6"><text:span text:style-name="T5"><text:line-break/> // write inputted data into the file.<text:line-break/> <text:s/><text:tab/>outfile &lt;&lt; data &lt;&lt; endl;<text:line-break/>cout &lt;&lt; "Enter your age: "; <text:line-break/> <text:s/><text:tab/>cin &gt;&gt; data;<text:line-break/> <text:s/><text:tab/>cin.ignore();</text:span></text:p>
      <text:p text:style-name="P6"><text:span text:style-name="T5"><text:line-break/> <text:s text:c="2"/><text:tab/>// again write inputted data into the file.<text:line-break/> <text:s text:c="2"/><text:tab/>outfile &lt;&lt; data &lt;&lt; endl;</text:span></text:p>
      <text:p text:style-name="P6"><text:span text:style-name="T5"><text:line-break/> // close the opened file.<text:line-break/> <text:s text:c="2"/><text:tab/>outfile.close();</text:span></text:p>
      <text:p text:style-name="P6"><text:span text:style-name="T5"><text:line-break/> // open a file in read mode.<text:line-break/> <text:s text:c="2"/><text:tab/>ifstream infile; <text:line-break/> <text:s/><text:tab/> infile.open("afile.dat"); <text:line-break/> <text:tab/> cout &lt;&lt; "Reading from the file" &lt;&lt; endl; <text:line-break/> <text:s/><text:tab/> infile &gt;&gt; data; </text:span></text:p>
      <text:p text:style-name="P6"><text:span text:style-name="T5"><text:line-break/> // write the data at the screen.<text:line-break/> <text:s/><text:tab/> cout &lt;&lt; data &lt;&lt; endl;<text:line-break/> <text:s text:c="2"/><text:tab/>// again read the data from the file and display it.<text:line-break/> <text:s/><text:tab/> infile &gt;&gt; data; <text:line-break/> <text:s text:c="2"/><text:tab/>cout &lt;&lt; data &lt;&lt; endl; <text:line-break/><text:line-break/> <text:s/><text:tab/> // close the opened file.<text:line-break/> <text:s text:c="2"/><text:tab/>infile.close();<text:line-break/> return 0;<text:line-break/>}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18:14.554000000</dc:date>
    <meta:editing-duration>PT1H42M5S</meta:editing-duration>
    <meta:editing-cycles>2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151" meta:character-count="962" meta:non-whitespace-character-count="718"/>
  </office:meta>
</office:document-meta>
</file>